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fo:background-color="#D9D9D9"/>
    </style:style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61395833333333cm" style:use-optimal-column-width="true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16380" table:default-cell-style-name="ce2"/>
        <table:table-row table:style-name="ro1">
          <table:table-cell office:value-type="string" table:style-name="ce1">
            <text:p>Race</text:p>
          </table:table-cell>
          <table:table-cell office:value-type="string" table:style-name="ce1">
            <text:p>Life</text:p>
          </table:table-cell>
          <table:table-cell office:value-type="string" table:style-name="ce1">
            <text:p>Attack</text:p>
          </table:table-cell>
          <table:table-cell office:value-type="string" table:style-name="ce1">
            <text:p>Defense</text:p>
          </table:table-cell>
          <table:table-cell table:number-columns-repeated="2" table:style-name="ce2"/>
          <table:table-cell office:value-type="string" table:style-name="ce2">
            <text:p>Actual LP</text:p>
          </table:table-cell>
          <table:table-cell office:value-type="string" table:style-name="ce2">
            <text:p>Base LP</text:p>
          </table:table-cell>
          <table:table-cell office:value-type="string" table:style-name="ce2">
            <text:p>Base points</text:p>
          </table:table-cell>
          <table:table-cell office:value-type="string" table:style-name="ce2">
            <text:p>Actual points</text:p>
          </table:table-cell>
          <table:table-cell office:value-type="string" table:style-name="ce2">
            <text:p>Win 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uman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Attacker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6" table:style-name="ce3">
            <text:p>6</text:p>
          </table:table-cell>
          <table:table-cell office:value-type="float" office:value="2.1176470588235294" table:formula="of:=[.G2]/[.H2]*[.I2]" table:style-name="ce2">
            <text:p>2,117647059</text:p>
          </table:table-cell>
          <table:table-cell office:value-type="float" office:value="51.428571428571438" table:formula="of:=[.J2]/([.J2]+[.J3])*100" table:style-name="ce2">
            <text:p>51,428571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lf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Defender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[.G3]/[.H3]*[.I3]" table:style-name="ce2">
            <text:p>2</text:p>
          </table:table-cell>
          <table:table-cell office:value-type="float" office:value="48.571428571428577" table:formula="of:=[.J3]/([.J3]+[.J2])*100" table:style-name="ce2">
            <text:p>48,571428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c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sterpig</meta:initial-creator>
    <dc:creator>Lesterpig</dc:creator>
    <meta:creation-date>2015-10-28T10:16:25Z</meta:creation-date>
    <dc:date>2015-10-28T10:45:23Z</dc:date>
  </office:meta>
</office:document-meta>
</file>